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/>
    <style:style style:name="P10" style:family="paragraph" style:parent-style-name="Standard">
      <style:text-properties style:font-name="Sawasdee" fo:font-size="10pt" style:font-size-asian="10pt" style:font-size-complex="10pt"/>
    </style:style>
    <style:style style:name="P11" style:family="paragraph" style:parent-style-name="Standard" style:list-style-name="L2">
      <style:text-properties style:font-name="Sawasdee" fo:font-size="10pt" style:font-size-asian="10pt" style:font-size-complex="10pt"/>
    </style:style>
    <style:style style:name="P12" style:family="paragraph" style:parent-style-name="Standard" style:list-style-name="L3">
      <style:text-properties style:font-name="Sawasdee" fo:font-size="10pt" style:font-size-asian="10pt" style:font-size-complex="10pt"/>
    </style:style>
    <style:style style:name="P13" style:family="paragraph" style:parent-style-name="Standard" style:list-style-name="L6">
      <style:text-properties style:font-name="Sawasdee" fo:font-size="10pt" style:font-size-asian="10pt" style:font-size-complex="10pt"/>
    </style:style>
    <style:style style:name="P14" style:family="paragraph" style:parent-style-name="Standard" style:list-style-name="L7">
      <style:text-properties style:font-name="Sawasdee" fo:font-size="10pt" style:font-size-asian="10pt" style:font-size-complex="10pt"/>
    </style:style>
    <style:style style:name="P15" style:family="paragraph" style:parent-style-name="Standard" style:list-style-name="L8">
      <style:text-properties style:font-name="Sawasdee" fo:font-size="10pt" style:font-size-asian="10pt" style:font-size-complex="10pt"/>
    </style:style>
    <style:style style:name="P16" style:family="paragraph" style:parent-style-name="Standard" style:list-style-name="L9">
      <style:text-properties style:font-name="Sawasdee" fo:font-size="10pt" style:font-size-asian="10pt" style:font-size-complex="10pt"/>
    </style:style>
    <style:style style:name="P17" style:family="paragraph" style:parent-style-name="Standard" style:list-style-name="L10">
      <style:text-properties style:font-name="Sawasdee" fo:font-size="10pt" style:font-size-asian="10pt" style:font-size-complex="10pt"/>
    </style:style>
    <style:style style:name="P18" style:family="paragraph" style:parent-style-name="Standard" style:list-style-name="L13">
      <style:text-properties style:font-name="Sawasdee" fo:font-size="10pt" style:font-size-asian="10pt" style:font-size-complex="10pt"/>
    </style:style>
    <style:style style:name="P19" style:family="paragraph" style:parent-style-name="Standard" style:list-style-name="L14">
      <style:text-properties style:font-name="Sawasdee" fo:font-size="10pt" style:font-size-asian="10pt" style:font-size-complex="10pt"/>
    </style:style>
    <style:style style:name="P20" style:family="paragraph" style:parent-style-name="Standard" style:list-style-name="L18">
      <style:text-properties style:font-name="Sawasdee" fo:font-size="10pt" style:font-size-asian="10pt" style:font-size-complex="10pt"/>
    </style:style>
    <style:style style:name="P21" style:family="paragraph" style:parent-style-name="Standard" style:list-style-name="L19">
      <style:text-properties style:font-name="Sawasdee" fo:font-size="10pt" style:font-size-asian="10pt" style:font-size-complex="10pt"/>
    </style:style>
    <style:style style:name="P22" style:family="paragraph" style:parent-style-name="Standard" style:list-style-name="L22">
      <style:text-properties style:font-name="Sawasdee" fo:font-size="10pt" style:font-size-asian="10pt" style:font-size-complex="10pt"/>
    </style:style>
    <style:style style:name="P23" style:family="paragraph" style:parent-style-name="Standard" style:list-style-name="L23">
      <style:text-properties style:font-name="Sawasdee" fo:font-size="10pt" style:font-size-asian="10pt" style:font-size-complex="10pt"/>
    </style:style>
    <style:style style:name="P24" style:family="paragraph" style:parent-style-name="Standard" style:list-style-name="L2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7">
      <style:text-properties style:font-name="Sawasdee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Sawasdee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17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7"/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L1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1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0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8" style:family="paragraph" style:parent-style-name="Standard" style:list-style-name="L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9" style:family="paragraph" style:parent-style-name="Standard" style:list-style-name="L12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0" style:family="paragraph" style:parent-style-name="Standard" style:list-style-name="L16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1" style:family="paragraph" style:parent-style-name="Standard" style:list-style-name="L2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2" style:family="paragraph" style:parent-style-name="Standard" style:list-style-name="L2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Sawasdee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ministración Avanzada de Perfiles de Usuario (com_aapu)</text:p>
      <text:p text:style-name="P1"/>
      <text:p text:style-name="P2">Usuarios</text:p>
      <text:list xml:id="list1206069686" text:style-name="L1">
        <text:list-item>
          <text:p text:style-name="P7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8"><text:span text:style-name="T1">Fron-end: los escenarios pueden ser ejecutados por cualquier </text:span><text:span text:style-name="T2">usuario registrado</text:span><text:span text:style-name="T1">.</text:span></text:p>
        </text:list-item>
      </text:list>
      <text:p text:style-name="P1"/>
      <text:p text:style-name="P2">Back-end</text:p>
      <text:list xml:id="list1301733328" text:style-name="L2">
        <text:list-item>
          <text:p text:style-name="P11">Instalación del componente</text:p>
        </text:list-item>
        <text:list-item>
          <text:p text:style-name="P11">Creación de un nuevo tipo de dato</text:p>
        </text:list-item>
        <text:list-item>
          <text:p text:style-name="P11">Edición de un tipo de dato</text:p>
        </text:list-item>
        <text:list-item>
          <text:p text:style-name="P11">Eliminación de un tipo de dato</text:p>
        </text:list-item>
        <text:list-item>
          <text:p text:style-name="P9"><text:span text:style-name="T1">Eliminación de un conjunto de tipos de datos (Eliminar varios a la vez)</text:span></text:p>
        </text:list-item>
        <text:list-item>
          <text:p text:style-name="P24">Fron-end: los escenarios pueden ser ejecutados por cualquier <text:span text:style-name="T5">usuario, registrado o no</text:span>.</text:p>
        </text:list-item>
        <text:list-item>
          <text:p text:style-name="P11">Creación de una nueva pestaña</text:p>
        </text:list-item>
        <text:list-item>
          <text:p text:style-name="P11">Edición de una pestaña</text:p>
        </text:list-item>
        <text:list-item>
          <text:p text:style-name="P11">Eliminación de una pestaña</text:p>
        </text:list-item>
        <text:list-item>
          <text:p text:style-name="P11">Eliminación de un conjunto de pestañas (Eliminar varias a la vez)</text:p>
        </text:list-item>
        <text:list-item>
          <text:p text:style-name="P11">Creación de un nuevo atributo</text:p>
        </text:list-item>
        <text:list-item>
          <text:p text:style-name="P11">Edición de un atributo</text:p>
        </text:list-item>
        <text:list-item>
          <text:p text:style-name="P11">Desactivación (Despublicación) de un atributo.</text:p>
        </text:list-item>
        <text:list-item>
          <text:p text:style-name="P11">Eliminación de un atributo</text:p>
        </text:list-item>
        <text:list-item>
          <text:p text:style-name="P11">Eliminación de un conjunto de atributos (Eliminar varios a la vez)</text:p>
        </text:list-item>
        <text:list-item>
          <text:p text:style-name="P11">Creación de un nuevo usuario</text:p>
        </text:list-item>
        <text:list-item>
          <text:p text:style-name="P11">Edición de un usuario existente</text:p>
        </text:list-item>
        <text:list-item>
          <text:p text:style-name="P11">Eliminación de un usuario existente</text:p>
        </text:list-item>
        <text:list-item>
          <text:p text:style-name="P11">Eliminación de un conjunto de usuarios</text:p>
        </text:list-item>
      </text:list>
      <text:p text:style-name="P1"/>
      <text:p text:style-name="P2">Fron-end</text:p>
      <text:list xml:id="list573752665" text:style-name="L3">
        <text:list-item>
          <text:p text:style-name="P12">Un usuario registrado accede a la pantalla de edición de su perfil y lo edita.</text:p>
        </text:list-item>
      </text:list>
      <text:p text:style-name="P1"/>
      <text:p text:style-name="P5">Sub-escenarios</text:p>
      <text:list xml:id="list161796541" text:style-name="L4">
        <text:list-item>
          <text:p text:style-name="P33">En todos los escenarios se presentan las siguentes alternativas:</text:p>
          <text:list>
            <text:list-item>
              <text:p text:style-name="P33">éxito: se logra el objetivo correctamente</text:p>
            </text:list-item>
            <text:list-item>
              <text:p text:style-name="P33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33">cancelación: en cualquier momento el usuario puede cancelar la operación.</text:p>
            </text:list-item>
          </text:list>
        </text:list-item>
        <text:list-item>
          <text:p text:style-name="P33">En los escenarios 2 y 3, se presenta un alternativa extra:</text:p>
          <text:list>
            <text:list-item>
              <text:p text:style-name="P33">Se carga o editar correctamente el tipo de datos, pero no renderiza de la manera esperada en la edición del perfil de usuario → Errores en archivo render.</text:p>
            </text:list-item>
          </text:list>
        </text:list-item>
      </text:list>
      <text:p text:style-name="P32"/>
      <text:p text:style-name="P5">Casos de test</text:p>
      <text:list xml:id="list2046511487" text:style-name="L5">
        <text:list-item>
          <text:p text:style-name="P38">Están escritos 5 casos de test, pero no son correctos. Deben ser modificados.</text:p>
        </text:list-item>
      </text:list>
      <text:p text:style-name="P6">Zonales login (mod_zlogin, mod_sessioninfo, com_alias)</text:p>
      <text:p text:style-name="P1"/>
      <text:p text:style-name="P2">Usuarios</text:p>
      <text:list xml:id="list1587373740" text:continue-list="list1206069686" text:style-name="L1">
        <text:list-item>
          <text:p text:style-name="P7"><text:span text:style-name="T1">Back-end: instalación del módulo/componente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8"><text:span text:style-name="T1">Fron-end: los escenarios pueden ser ejecutados por cualquier </text:span><text:span text:style-name="T2">usuario, registrado o no</text:span><text:span text:style-name="T1">.</text:span></text:p>
        </text:list-item>
      </text:list>
      <text:p text:style-name="P1"/>
      <text:p text:style-name="P2">Back-end</text:p>
      <text:list xml:id="list41129358" text:style-name="L6">
        <text:list-item>
          <text:p text:style-name="P13">Instalación del componente com_alias</text:p>
        </text:list-item>
        <text:list-item>
          <text:p text:style-name="P13">Instalación del módulo mod_zlogin</text:p>
        </text:list-item>
        <text:list-item>
          <text:p text:style-name="P13">Instalación del módulo mod_sessioninfo</text:p>
        </text:list-item>
        <text:list-item>
          <text:p text:style-name="P13">Configurar los parámetros del módulo mod_sessioninfo para que una vez logueado el usuario pueda acceder a su perfil utilizando AAPU.</text:p>
        </text:list-item>
      </text:list>
      <text:p text:style-name="P1"/>
      <text:p text:style-name="P2">Fron-end</text:p>
      <text:list xml:id="list355200997" text:style-name="L7">
        <text:list-item>
          <text:p text:style-name="P14">Login exitoso utilizando un proveedor externo a Zonales</text:p>
          <text:list>
            <text:list-item>
              <text:p text:style-name="P14">El Usuario informa que no existe en el sistema.</text:p>
            </text:list-item>
            <text:list-item>
              <text:p text:style-name="P14">El Usuario informa que ya existente en el sistema</text:p>
            </text:list-item>
            <text:list-item>
              <text:p text:style-name="P14">El Usuario no selecciona nada (vuelve atrás, cierra la página, o cualquier otra acción inesperada)</text:p>
            </text:list-item>
          </text:list>
        </text:list-item>
        <text:list-item>
          <text:p text:style-name="P14">Login fallido utilizando un proveedor externo a Zonales</text:p>
          <text:list>
            <text:list-item>
              <text:p text:style-name="P14">Credenciales falsas o intexistentes</text:p>
            </text:list-item>
            <text:list-item>
              <text:p text:style-name="P14">Cancelación de login en proveedor externo</text:p>
            </text:list-item>
          </text:list>
        </text:list-item>
        <text:list-item>
          <text:p text:style-name="P14">Login exitoso utilizando Zonales como proveedor de autentificación.</text:p>
        </text:list-item>
        <text:list-item>
          <text:p text:style-name="P14">Login fallido utilizando Zonales como proveedor de autentificación.</text:p>
          <text:list>
            <text:list-item>
              <text:p text:style-name="P14">Credenciales falsas o inexistentes.</text:p>
            </text:list-item>
          </text:list>
        </text:list-item>
        <text:list-item>
          <text:p text:style-name="P14">Registro de un nuevo usuario utilizando Zonales como proveedor de autentificación (utiliza com_user modificado)</text:p>
          <text:list>
            <text:list-item>
              <text:p text:style-name="P14">El sistema detecta utilizando el nombre completo ingresado del usuario y la fecha de nacimiento que el usuario existe en el sistema</text:p>
            </text:list-item>
            <text:list-item>
              <text:p text:style-name="P14">El sistema no detecta al usuario como existente en el sistema.</text:p>
            </text:list-item>
          </text:list>
        </text:list-item>
        <text:list-item>
          <text:p text:style-name="P31"><text:span text:style-name="T1">Utilizando autentificación por Zonales el usuario selecciona la opción </text:span><text:span text:style-name="T2">“¿Olvido su contraseña?”</text:span></text:p>
        </text:list-item>
        <text:list-item>
          <text:p text:style-name="P31"><text:span text:style-name="T4">Utilizando autentificación por Zonales el usuario selecciona la opción </text:span><text:span text:style-name="T2">“¿Olvido su nombre de usuario?”</text:span></text:p>
        </text:list-item>
        <text:list-item>
          <text:p text:style-name="P26">Asociación de un nuevo Alias (utilizando un proveedor externo a Zonales) por parte de un usuario</text:p>
          <text:list>
            <text:list-item>
              <text:p text:style-name="P26">Éxito: el usuario se identifica correctamente en el proveedor externo</text:p>
            </text:list-item>
            <text:list-item>
              <text:p text:style-name="P26">Fracaso: el usuario no se identifica correctamente o cancela el login en el proveedor externo.</text:p>
            </text:list-item>
          </text:list>
        </text:list-item>
        <text:list-item>
          <text:p text:style-name="P26">Login utilizando un alias (proveedor externo) desactivado en la administración de alias del usuario.</text:p>
        </text:list-item>
        <text:list-item>
          <text:p text:style-name="P26">Un usuario ya logueado exitosamente accede a la edición de su perfil personal.</text:p>
        </text:list-item>
      </text:list>
      <text:p text:style-name="P27"/>
      <text:p text:style-name="P3">Proveedores de autenticación externos soportados por ZLogin</text:p>
      <text:section text:style-name="Sect1" text:name="Section1">
        <text:list xml:id="list1133874306" text:style-name="L8">
          <text:list-item>
            <text:p text:style-name="P15">Google</text:p>
          </text:list-item>
          <text:list-item>
            <text:p text:style-name="P15">Yahoo</text:p>
          </text:list-item>
          <text:list-item>
            <text:p text:style-name="P15">MyOpenID</text:p>
          </text:list-item>
          <text:list-item>
            <text:p text:style-name="P15">LiveJournal</text:p>
          </text:list-item>
          <text:list-item>
            <text:p text:style-name="P15">Microsoft</text:p>
          </text:list-item>
          <text:list-item>
            <text:p text:style-name="P15">Facebook</text:p>
          </text:list-item>
          <text:list-item>
            <text:p text:style-name="P15">Verisign</text:p>
          </text:list-item>
          <text:list-item>
            <text:p text:style-name="P15">MySpace</text:p>
          </text:list-item>
          <text:list-item>
            <text:p text:style-name="P15">Wordpress</text:p>
          </text:list-item>
          <text:list-item>
            <text:p text:style-name="P15">ClaimID</text:p>
          </text:list-item>
          <text:list-item>
            <text:p text:style-name="P15">Flickr</text:p>
          </text:list-item>
          <text:list-item>
            <text:p text:style-name="P15">Orange</text:p>
          </text:list-item>
          <text:list-item>
            <text:p text:style-name="P15"><text:soft-page-break/>Microsoft_OpenID</text:p>
          </text:list-item>
          <text:list-item>
            <text:p text:style-name="P15">OpenID</text:p>
          </text:list-item>
          <text:list-item>
            <text:p text:style-name="P15">Aol</text:p>
          </text:list-item>
          <text:list-item>
            <text:p text:style-name="P15">Zonales</text:p>
          </text:list-item>
          <text:list-item>
            <text:p text:style-name="P15">Twitter</text:p>
          </text:list-item>
        </text:list>
      </text:section>
      <text:p text:style-name="P1"/>
      <text:p text:style-name="P1">Para cada uno de estos proveedores se aplican los escenarios de Fron-End 1, 2 y 8, con sus distintas alternativas.</text:p>
      <text:p text:style-name="P1"/>
      <text:p text:style-name="P5">Casos de test</text:p>
      <text:list xml:id="list605888430" text:continue-list="list2046511487" text:style-name="L5">
        <text:list-item>
          <text:p text:style-name="P38">Están escritos y ejecutados. Debe revisarse el documento para verificar:</text:p>
          <text:list>
            <text:list-item>
              <text:p text:style-name="P38">Si hay que agregar más casos de test, dado que se modificó el login luego de que los test escritos se ejecutaron.</text:p>
            </text:list-item>
            <text:list-item>
              <text:p text:style-name="P38">Revisar los existentes para ver si están correctos y si los problemas encontrados en alguno de ellos ya se solucionaron.</text:p>
            </text:list-item>
            <text:list-item>
              <text:p text:style-name="P38">Volver a ejecutar todos los casos de test luego de la revisión del documento.</text:p>
            </text:list-item>
          </text:list>
        </text:list-item>
      </text:list>
      <text:p text:style-name="P37"/>
      <text:p text:style-name="P37"/>
      <text:p text:style-name="P6"><text:bookmark-start text:name="__DdeLink__421_525933393"/>Banners (mod_zbanners, com_banners modificado)</text:p>
      <text:p text:style-name="P1"/>
      <text:p text:style-name="P2">Usuarios</text:p>
      <text:list xml:id="list1048396874" text:continue-list="list1587373740" text:style-name="L1">
        <text:list-item>
          <text:p text:style-name="P7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25">Fron-end: los escenarios se ejecutan automáticamente.</text:p>
        </text:list-item>
      </text:list>
      <text:p text:style-name="P1"/>
      <text:p text:style-name="P2">Back-end</text:p>
      <text:list xml:id="list342700022" text:style-name="L9">
        <text:list-item>
          <text:p text:style-name="P16">Instalación del módulo</text:p>
        </text:list-item>
        <text:list-item>
          <text:p text:style-name="P16">Configuración de parámetros del módulo</text:p>
        </text:list-item>
        <text:list-item>
          <text:p text:style-name="P16">Creación de un nuevo banner</text:p>
        </text:list-item>
        <text:list-item>
          <text:p text:style-name="P16">Edición de un banner existente</text:p>
        </text:list-item>
        <text:list-item>
          <text:p text:style-name="P16">Eliminación de un único banner</text:p>
        </text:list-item>
        <text:list-item>
          <text:p text:style-name="P16">Eliminación de un conjunto de banners (Eliminar varios a la vez)</text:p>
        </text:list-item>
        <text:list-item>
          <text:p text:style-name="P16">Creación de un nuevo cliente para los banners</text:p>
        </text:list-item>
        <text:list-item>
          <text:p text:style-name="P16">Edición de un cliente existente</text:p>
        </text:list-item>
        <text:list-item>
          <text:p text:style-name="P16">Eliminación de un único cliente</text:p>
        </text:list-item>
        <text:list-item>
          <text:p text:style-name="P16">Eliminación de un conjunto de clientes (Eliminar varios a la vez)</text:p>
        </text:list-item>
        <text:list-item>
          <text:p text:style-name="P16">Creación de un nueva categoría de banners</text:p>
        </text:list-item>
        <text:list-item>
          <text:p text:style-name="P16">Edición de una categoria existente</text:p>
        </text:list-item>
        <text:list-item>
          <text:p text:style-name="P16">Eliminación de una única categoría</text:p>
        </text:list-item>
        <text:list-item>
          <text:p text:style-name="P16">Eliminación de un conjunto de categorías (Eliminar varias a la vez)</text:p>
        </text:list-item>
      </text:list>
      <text:p text:style-name="P1"/>
      <text:p text:style-name="P2">Fron-end</text:p>
      <text:list xml:id="list1770266557" text:style-name="L10">
        <text:list-item>
          <text:p text:style-name="P17">Un usuario ve los banners ordenados por relevancia de acuerdo a la zona a la que corresponde el banner y las zonas ecualizadas por el usuario.</text:p>
        </text:list-item>
      </text:list>
      <text:p text:style-name="P1"/>
      <text:p text:style-name="P5">Sub-escenarios</text:p>
      <text:list xml:id="list787114640" text:style-name="L11">
        <text:list-item>
          <text:p text:style-name="P34">En todos los escenarios de back-end se presentan las siguentes alternativas:</text:p>
          <text:list>
            <text:list-item>
              <text:p text:style-name="P34">éxito: se logra el objetivo correctamente</text:p>
            </text:list-item>
            <text:list-item>
              <text:p text:style-name="P34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34">cancelación: en cualquier momento el usuario puede cancelar la operación.</text:p>
            </text:list-item>
          </text:list>
        </text:list-item>
      </text:list>
      <text:p text:style-name="P32"/>
      <text:p text:style-name="P5">Casos de test</text:p>
      <text:list xml:id="list1119434317" text:style-name="L12">
        <text:list-item>
          <text:p text:style-name="P39">No hay casos de test escritos<text:bookmark-end text:name="__DdeLink__421_525933393"/></text:p>
        </text:list-item>
      </text:list>
      <text:p text:style-name="P37"/>
      <text:p text:style-name="P37"/>
      <text:p text:style-name="P6">Motor de ecualización (com_eqzonales)</text:p>
      <text:p text:style-name="P1"/>
      <text:p text:style-name="P2">Usuarios</text:p>
      <text:list xml:id="list199174757" text:continue-list="list1048396874" text:style-name="L1">
        <text:list-item>
          <text:p text:style-name="P7"><text:span text:style-name="T1">Back-end: instalación del componente por un </text:span><text:span text:style-name="T2">usuario </text:span><text:span text:style-name="T3">con privilegios de </text:span><text:span text:style-name="T2">administración.</text:span></text:p>
        </text:list-item>
      </text:list>
      <text:p text:style-name="P1"/>
      <text:p text:style-name="P2">Back-end</text:p>
      <text:list xml:id="list440101615" text:style-name="L17">
        <text:list-item>
          <text:p text:style-name="P30">Instalación del módulo</text:p>
        </text:list-item>
      </text:list>
      <text:p text:style-name="P29"/>
      <text:p text:style-name="P29">No tiene más escenarios. El usuario interactúa con el motor a través del ecualizador gráfico.</text:p>
      <text:p text:style-name="P32"/>
      <text:p text:style-name="P5">Casos de test</text:p>
      <text:list xml:id="list1919476377" text:style-name="L16">
        <text:list-item>
          <text:p text:style-name="P40">Se decidió testear el motor con la herramiena SimpleTest. Hay algunos scripts escritos, pero no esá completo. Ver el el repositorio <text:a xlink:type="simple" xlink:href="http://zonales.googlecode.com/svn/trunk/test">http://zonales.googlecode.com/svn/trunk/test</text:a></text:p>
        </text:list-item>
      </text:list>
      <text:p text:style-name="P37"/>
      <text:p text:style-name="P37"/>
      <text:p text:style-name="P37"/>
      <text:p text:style-name="P6"><text:bookmark-start text:name="__DdeLink__898_525933393"/>Ecualizador de Interés (mod_eq)</text:p>
      <text:p text:style-name="P1"/>
      <text:p text:style-name="P2">Usuarios</text:p>
      <text:list xml:id="list1489574436" text:continue-list="list199174757" text:style-name="L1">
        <text:list-item>
          <text:p text:style-name="P7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25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2081326155" text:style-name="L18">
        <text:list-item>
          <text:p text:style-name="P20">Instalación del módulo</text:p>
        </text:list-item>
        <text:list-item>
          <text:p text:style-name="P20">Configuración de parámetros del módulo:</text:p>
          <text:list>
            <text:list-item>
              <text:p text:style-name="P20">Descripción</text:p>
            </text:list-item>
            <text:list-item>
              <text:p text:style-name="P20">Mensaje de error en caso de no encontrar ecualizador para el usuario</text:p>
            </text:list-item>
          </text:list>
        </text:list-item>
      </text:list>
      <text:p text:style-name="P1"/>
      <text:p text:style-name="P1"><text:span text:style-name="T7">Fron-end</text:span></text:p>
      <text:list xml:id="list621181742" text:style-name="L19">
        <text:list-item>
          <text:p text:style-name="P21">Un usuario no registrado</text:p>
          <text:list>
            <text:list-item>
              <text:p text:style-name="P21">Accede al sitio -&gt; Se le asigna un ecualizador de preferencias por defecto.</text:p>
            </text:list-item>
            <text:list-item>
              <text:p text:style-name="P21">Agrega bandas de ecualización.</text:p>
            </text:list-item>
            <text:list-item>
              <text:p text:style-name="P21">Elimina bandas de ecualización.</text:p>
            </text:list-item>
            <text:list-item>
              <text:p text:style-name="P21">Cambia valores en las bandas de ecualización.</text:p>
            </text:list-item>
          </text:list>
        </text:list-item>
        <text:list-item>
          <text:p text:style-name="P21">Un usuario registrado</text:p>
          <text:list>
            <text:list-item>
              <text:p text:style-name="P21">Accede al sitio -&gt; Se recupera su ecualizador de preferencias.</text:p>
              <text:list>
                <text:list-item>
                  <text:p text:style-name="P21">Si es la primera vez que accede, se recupera el ecualizador por defecto.</text:p>
                </text:list-item>
              </text:list>
            </text:list-item>
            <text:list-item>
              <text:p text:style-name="P21">Agrega bandas de ecualización.</text:p>
            </text:list-item>
            <text:list-item>
              <text:p text:style-name="P21">Elimina bandas de ecualización.</text:p>
            </text:list-item>
            <text:list-item>
              <text:p text:style-name="P21">Cambia valores en las bandas de ecualización.</text:p>
            </text:list-item>
          </text:list>
        </text:list-item>
      </text:list>
      <text:p text:style-name="P29"/>
      <text:p text:style-name="P5">Casos de test</text:p>
      <text:list xml:id="list861570831" text:style-name="L21">
        <text:list-item>
          <text:p text:style-name="P41">No hay casos de test escritos.<text:bookmark-end text:name="__DdeLink__898_525933393"/></text:p>
        </text:list-item>
      </text:list>
      <text:p text:style-name="P37"/>
      <text:p text:style-name="P37"/>
      <text:p text:style-name="P6">Nube de Etiquetas (mod_eq)</text:p>
      <text:p text:style-name="P1"/>
      <text:p text:style-name="P2">Usuarios</text:p>
      <text:list xml:id="list555887294" text:continue-list="list1489574436" text:style-name="L1">
        <text:list-item>
          <text:p text:style-name="P7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25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1100920786" text:style-name="L22">
        <text:list-item>
          <text:p text:style-name="P22">Instalación del módulo</text:p>
        </text:list-item>
        <text:list-item>
          <text:p text:style-name="P22">Configuración de parámetros del módulo:</text:p>
          <text:list>
            <text:list-item>
              <text:p text:style-name="P22">Descripción</text:p>
            </text:list-item>
            <text:list-item>
              <text:p text:style-name="P22">Mensaje de error en caso de no encontrar ecualizador para el usuario</text:p>
            </text:list-item>
          </text:list>
        </text:list-item>
      </text:list>
      <text:p text:style-name="P1"/>
      <text:p text:style-name="P1"><text:span text:style-name="T7">Fron-end</text:span></text:p>
      <text:list xml:id="list1922245661" text:style-name="L23">
        <text:list-item>
          <text:p text:style-name="P23">Un usuario no registrado</text:p>
          <text:list>
            <text:list-item>
              <text:p text:style-name="P23">Accede al sitio -&gt; Se le asigna un ecualizador de preferencias por defecto.</text:p>
            </text:list-item>
            <text:list-item>
              <text:p text:style-name="P23">Agrega bandas de ecualización.</text:p>
            </text:list-item>
            <text:list-item>
              <text:p text:style-name="P23">Elimina bandas de ecualización.</text:p>
            </text:list-item>
            <text:list-item>
              <text:p text:style-name="P23">Cambia valores en las bandas de ecualización.</text:p>
            </text:list-item>
          </text:list>
        </text:list-item>
        <text:list-item>
          <text:p text:style-name="P23">Un usuario registrado</text:p>
          <text:list>
            <text:list-item>
              <text:p text:style-name="P23">Accede al sitio -&gt; Se recupera su ecualizador de preferencias.</text:p>
              <text:list>
                <text:list-item>
                  <text:p text:style-name="P23">Si es la primera vez que accede, se recupera el ecualizador por defecto.</text:p>
                </text:list-item>
              </text:list>
            </text:list-item>
            <text:list-item>
              <text:p text:style-name="P23">Agrega bandas de ecualización.</text:p>
            </text:list-item>
            <text:list-item>
              <text:p text:style-name="P23">Elimina bandas de ecualización.</text:p>
            </text:list-item>
            <text:list-item>
              <text:p text:style-name="P23">Cambia valores en las bandas de ecualización.</text:p>
            </text:list-item>
          </text:list>
        </text:list-item>
      </text:list>
      <text:p text:style-name="P29"/>
      <text:p text:style-name="P5">Casos de test</text:p>
      <text:list xml:id="list1271450126" text:style-name="L24">
        <text:list-item>
          <text:p text:style-name="P42">No hay casos de test escri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4T11:16:15</dc:date>
    <dc:creator>Luis Aita</dc:creator>
    <meta:editing-duration>PT05H34M43S</meta:editing-duration>
    <meta:editing-cycles>28</meta:editing-cycles>
    <meta:generator>OpenOffice.org/3.2$Linux OpenOffice.org_project/320m12$Build-9483</meta:generator>
    <meta:document-statistic meta:table-count="0" meta:image-count="0" meta:object-count="0" meta:page-count="7" meta:paragraph-count="171" meta:word-count="1347" meta:character-count="8169"/>
  </office:meta>
</office:document-meta>
</file>